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307in"/>
    </style:style>
    <style:style style:name="co2" style:family="table-column">
      <style:table-column-properties fo:break-before="auto" style:column-width="1.98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693in"/>
    </style:style>
    <style:style style:name="co5" style:family="table-column">
      <style:table-column-properties fo:break-before="auto" style:column-width="2.8417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3.0654in"/>
    </style:style>
    <style:style style:name="co8" style:family="table-column">
      <style:table-column-properties fo:break-before="auto" style:column-width="0.9382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256in"/>
    </style:style>
    <style:style style:name="co11" style:family="table-column">
      <style:table-column-properties fo:break-before="auto" style:column-width="2.4661in"/>
    </style:style>
    <style:style style:name="ro1" style:family="table-row">
      <style:table-row-properties style:row-height="0.38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7">
      <number:month number:style="long"/>
      <number:text>-</number:text>
      <number:day number:style="long"/>
    </number:date-style>
    <style:style style:name="ce14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2" style:family="table-cell" style:parent-style-name="Default" style:data-style-name="N47">
      <style:text-properties fo:font-size="12pt" style:font-size-asian="12pt" style:font-size-complex="12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 style:data-style-name="N47">
      <style:text-properties fo:font-weight="bold" style:font-weight-asian="bold" style:font-weight-complex="bold"/>
    </style:style>
    <style:style style:name="ce31" style:family="table-cell" style:parent-style-name="Default" style:data-style-name="N47">
      <style:table-cell-properties fo:background-color="#dddddd"/>
    </style:style>
    <style:style style:name="ce32" style:family="table-cell" style:parent-style-name="Default" style:data-style-name="N47">
      <style:table-cell-properties fo:background-color="#cccccc"/>
    </style:style>
    <style:style style:name="ce33" style:family="table-cell" style:parent-style-name="Default" style:data-style-name="N47">
      <style:table-cell-properties fo:background-color="#9999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4"/>
        <table:table-column table:style-name="co3" table:default-cell-style-name="ce14"/>
        <table:table-column table:style-name="co8" table:default-cell-style-name="ce12"/>
        <table:table-column table:style-name="co9" table:default-cell-style-name="ce12"/>
        <table:table-column table:style-name="co10" table:default-cell-style-name="ce14"/>
        <table:table-column table:style-name="co3" table:number-columns-repeated="16373" table:default-cell-style-name="ce14"/>
        <table:table-row table:style-name="ro1">
          <table:table-cell/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Status</text:p>
          </table:table-cell>
          <table:table-cell table:style-name="ce2" office:value-type="string" calcext:value-type="string">
            <text:p>Who will order or bring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ceiv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attery – 9v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EED</text:p>
          </table:table-cell>
          <table:table-cell office:value-type="string" calcext:value-type="string">
            <text:p>Connie or 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mall screwdriver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rons</text:p>
          </table:table-cell>
          <table:table-cell office:value-type="string" calcext:value-type="string">
            <text:p>10-12</text:p>
          </table:table-cell>
          <table:table-cell/>
          <table:table-cell office:value-type="string" calcext:value-type="string">
            <text:p>Order some more cheap ones</text:p>
          </table:table-cell>
          <table:table-cell table:style-name="ce3" office:value-type="string" calcext:value-type="string">
            <text:p>have some, need more</text:p>
          </table:table-cell>
          <table:table-cell office:value-type="string" calcext:value-type="string">
            <text:p>Clark (4), Justin (2), Margaret (1), Connie (2), Alan (1), <text:span text:style-name="T1">others</text:span>?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d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Justin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rass spon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30. <text:s/>brass wool + cat food can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uckers (for fixing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Margaret, 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raid (for fixi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?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lux (for fix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 toothpicks. <text:s/>Don’t need at every sea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afety gla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2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. <text:s/>Justin will bring a few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-lead wip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 wipe dispens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per towels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argaret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lcohol (for cleanup)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oam q-tips</text:p>
          </table:table-cell>
          <table:table-cell table:number-columns-repeated="2"/>
          <table:table-cell office:value-type="string" calcext:value-type="string">
            <text:p>handful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lue tape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iagonal cutter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 per table + 2 extra. <text:s text:c="2"/>Source “Battery Hookup”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i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nd or donat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arts cup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crounge. <text:s/>Cat food can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rash cup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ogurt container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Power source, extension cable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hade and wind protection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able coverings</text:p>
          </table:table-cell>
          <table:table-cell table:number-columns-repeated="2"/>
          <table:table-cell office:value-type="string" calcext:value-type="string">
            <text:p>RAM board</text:p>
          </table:table-cell>
          <table:table-cell/>
          <table:table-cell office:value-type="string" calcext:value-type="string">
            <text:p>Clark, Margare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mats</text:p>
          </table:table-cell>
          <table:table-cell table:number-columns-repeated="2"/>
          <table:table-cell office:value-type="string" calcext:value-type="string">
            <text:p>silicone or other heatproof</text:p>
          </table:table-cell>
          <table:table-cell/>
          <table:table-cell office:value-type="string" calcext:value-type="string">
            <text:p>Margaret, 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ables, chair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need 2 extra tables + chairs</text:p>
          </table:table-cell>
          <table:table-cell/>
          <table:table-cell office:value-type="string" calcext:value-type="string">
            <text:p>Clark, Doug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e extinguishers</text:p>
          </table:table-cell>
          <table:table-cell table:number-columns-repeated="4"/>
          <table:table-cell office:value-type="string" calcext:value-type="string">
            <text:p>Rob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st aid</text:p>
          </table:table-cell>
          <table:table-cell table:number-columns-repeated="2"/>
          <table:table-cell office:value-type="string" calcext:value-type="string">
            <text:p>ASK ROB WHAT IS ADVISED</text:p>
          </table:table-cell>
          <table:table-cell/>
          <table:table-cell office:value-type="string" calcext:value-type="string">
            <text:p>Rob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ens, paper</text:p>
          </table:table-cell>
          <table:table-cell table:number-columns-repeated="2"/>
          <table:table-cell office:value-type="string" calcext:value-type="string">
            <text:p>have on hand</text:p>
          </table:table-cell>
          <table:table-cell office:value-type="string" calcext:value-type="string">
            <text:p>have</text:p>
          </table:table-cell>
          <table:table-cell table:number-columns-repeated="2"/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or two multimeters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string" calcext:value-type="string">
            <text:p>Margaret. <text:s text:c="2"/>Also ask coaches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ce14" table:number-columns-repeated="2"/>
          <table:table-cell table:number-columns-repeated="16374"/>
        </table:table-row>
        <table:table-row table:style-name="ro1" table:number-rows-repeated="104851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hedule" table:style-name="ta1">
        <table:table-column table:style-name="co3" table:default-cell-style-name="ce24"/>
        <table:table-column table:style-name="co3" table:number-columns-repeated="2" table:default-cell-style-name="ce31"/>
        <table:table-column table:style-name="co11" table:default-cell-style-name="Default"/>
        <table:table-column table:style-name="co3" table:default-cell-style-name="Default"/>
        <table:table-row table:style-name="ro3"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3" office:value-type="string" calcext:value-type="string">
            <text:p>Week #</text:p>
          </table:table-cell>
          <table:table-cell table:style-name="ce30" office:value-type="string" calcext:value-type="string">
            <text:p>start (Mon)</text:p>
          </table:table-cell>
          <table:table-cell table:style-name="ce30" office:value-type="string" calcext:value-type="string">
            <text:p>end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25-06-09" calcext:value-type="date">
            <text:p>06-09</text:p>
          </table:table-cell>
          <table:table-cell office:value-type="date" office:date-value="2025-06-15" calcext:value-type="date">
            <text:p>06-15</text:p>
          </table:table-cell>
          <table:table-cell office:value-type="string" calcext:value-type="string">
            <text:p>id kit – Conni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5-06-16" calcext:value-type="date">
            <text:p>06-16</text:p>
          </table:table-cell>
          <table:table-cell office:value-type="date" office:date-value="2025-06-22" calcext:value-type="date">
            <text:p>06-22</text:p>
          </table:table-cell>
          <table:table-cell office:value-type="string" calcext:value-type="string">
            <text:p>Board approval – 6/18</text:p>
          </table:table-cell>
          <table:table-cell office:value-type="string" calcext:value-type="string">
            <text:p>Done – we want to charge $20 per participant. <text:s text:c="2"/>ID items for club to keep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5-06-23" calcext:value-type="date">
            <text:p>06-23</text:p>
          </table:table-cell>
          <table:table-cell office:value-type="date" office:date-value="2025-06-29" calcext:value-type="date">
            <text:p>06-29</text:p>
          </table:table-cell>
          <table:table-cell office:value-type="string" calcext:value-type="string">
            <text:p>(Field Day)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2025-06-30" calcext:value-type="date">
            <text:p>06-30</text:p>
          </table:table-cell>
          <table:table-cell office:value-type="date" office:date-value="2025-07-06" calcext:value-type="date">
            <text:p>07-06</text:p>
          </table:table-cell>
          <table:table-cell office:value-type="string" calcext:value-type="string">
            <text:p>(4<text:span text:style-name="T2">th</text:span> of July)</text:p>
          </table:table-cell>
          <table:table-cell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32" office:value-type="date" office:date-value="2025-07-07" calcext:value-type="date">
            <text:p>07-07</text:p>
          </table:table-cell>
          <table:table-cell table:style-name="ce32" office:value-type="date" office:date-value="2025-07-13" calcext:value-type="date">
            <text:p>07-13</text:p>
          </table:table-cell>
          <table:table-cell office:value-type="string" calcext:value-type="string">
            <text:p>look through kit, dry run with testers</text:p>
          </table:table-cell>
          <table:table-cell office:value-type="string" calcext:value-type="string">
            <text:p>Done – with Margaret. <text:s text:c="2"/>Approx 1hr including coaching</text:p>
          </table:table-cell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32" office:value-type="date" office:date-value="2025-07-14" calcext:value-type="date">
            <text:p>07-14</text:p>
          </table:table-cell>
          <table:table-cell table:style-name="ce32" office:value-type="date" office:date-value="2025-07-20" calcext:value-type="date">
            <text:p>07-20</text:p>
          </table:table-cell>
          <table:table-cell office:value-type="string" calcext:value-type="string">
            <text:p>(Connie in NJ)</text:p>
          </table:table-cell>
          <table:table-cell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32" office:value-type="date" office:date-value="2025-07-21" calcext:value-type="date">
            <text:p>07-21</text:p>
          </table:table-cell>
          <table:table-cell table:style-name="ce32" office:value-type="date" office:date-value="2025-07-27" calcext:value-type="date">
            <text:p>07-27</text:p>
          </table:table-cell>
          <table:table-cell table:style-name="ce23" office:value-type="string" calcext:value-type="string">
            <text:p>Send out publicity</text:p>
          </table:table-cell>
          <table:table-cell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32" office:value-type="date" office:date-value="2025-07-28" calcext:value-type="date">
            <text:p>07-28</text:p>
          </table:table-cell>
          <table:table-cell table:style-name="ce32" office:value-type="date" office:date-value="2025-08-03" calcext:value-type="date">
            <text:p>08-03</text:p>
          </table:table-cell>
          <table:table-cell table:number-columns-repeated="2"/>
        </table:table-row>
        <table:table-row table:style-name="ro3">
          <table:table-cell table:style-name="ce25"/>
          <table:table-cell table:style-name="ce32" table:number-columns-repeated="2"/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2025-08-04" calcext:value-type="date">
            <text:p>08-04</text:p>
          </table:table-cell>
          <table:table-cell office:value-type="date" office:date-value="2025-08-10" calcext:value-type="date">
            <text:p>08-10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2025-08-11" calcext:value-type="date">
            <text:p>08-11</text:p>
          </table:table-cell>
          <table:table-cell office:value-type="date" office:date-value="2025-08-17" calcext:value-type="date">
            <text:p>08-17</text:p>
          </table:table-cell>
          <table:table-cell office:value-type="string" calcext:value-type="string">
            <text:p>Detailed instructions, educ. Packet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date" office:date-value="2025-08-18" calcext:value-type="date">
            <text:p>08-18</text:p>
          </table:table-cell>
          <table:table-cell office:value-type="date" office:date-value="2025-08-24" calcext:value-type="date">
            <text:p>08-24</text:p>
          </table:table-cell>
          <table:table-cell office:value-type="string" calcext:value-type="string">
            <text:p>(USS Hornet) 8/23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date" office:date-value="2025-08-25" calcext:value-type="date">
            <text:p>08-25</text:p>
          </table:table-cell>
          <table:table-cell office:value-type="date" office:date-value="2025-08-31" calcext:value-type="date">
            <text:p>08-31</text:p>
          </table:table-cell>
          <table:table-cell office:value-type="string" calcext:value-type="string">
            <text:p>Rehearsal</text:p>
          </table:table-cell>
          <table:table-cell/>
        </table:table-row>
        <table:table-row table:style-name="ro3">
          <table:table-cell table:style-name="ce29" office:value-type="float" office:value="13" calcext:value-type="float">
            <text:p>13</text:p>
          </table:table-cell>
          <table:table-cell table:style-name="ce33" office:value-type="date" office:date-value="2025-09-01" calcext:value-type="date">
            <text:p>09-01</text:p>
          </table:table-cell>
          <table:table-cell table:style-name="ce33" office:value-type="date" office:date-value="2025-09-07" calcext:value-type="date">
            <text:p>09-07</text:p>
          </table:table-cell>
          <table:table-cell table:number-columns-repeated="2"/>
        </table:table-row>
        <table:table-row table:style-name="ro3">
          <table:table-cell table:style-name="ce29" office:value-type="float" office:value="14" calcext:value-type="float">
            <text:p>14</text:p>
          </table:table-cell>
          <table:table-cell table:style-name="ce33" office:value-type="date" office:date-value="2025-09-08" calcext:value-type="date">
            <text:p>09-08</text:p>
          </table:table-cell>
          <table:table-cell table:style-name="ce33" office:value-type="date" office:date-value="2025-09-14" calcext:value-type="date">
            <text:p>09-14</text:p>
          </table:table-cell>
          <table:table-cell table:style-name="ce23" office:value-type="string" calcext:value-type="string">
            <text:p>PAARA IN THE PARK 9/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7:48:39.566760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6:42:30.987671526</meta:creation-date>
    <dc:date>2025-08-28T17:51:21.988049276</dc:date>
    <meta:editing-duration>P1DT5H13M3S</meta:editing-duration>
    <meta:editing-cycles>54</meta:editing-cycles>
    <meta:generator>LibreOffice/25.2.3.2$Linux_X86_64 LibreOffice_project/520$Build-2</meta:generator>
    <meta:print-date>2025-08-16T13:46:12.221386203</meta:print-date>
    <meta:document-statistic meta:table-count="2" meta:cell-count="177" meta:object-count="0"/>
  </office:meta>
</office:document-meta>
</file>